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unPenh" svg:font-family="DaunPenh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6882in" fo:margin-left="-0.0785in" fo:margin-top="0in" fo:margin-bottom="0in" table:align="left" style:writing-mode="lr-tb"/>
    </style:style>
    <style:style style:name="Table1.A" style:family="table-column">
      <style:table-column-properties style:column-width="1.8708in"/>
    </style:style>
    <style:style style:name="Table1.B" style:family="table-column">
      <style:table-column-properties style:column-width="4.81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1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1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1.B3" style:family="table-cell">
      <style:table-cell-properties fo:padding-left="0.0785in" fo:padding-right="0.075in" fo:padding-top="0in" fo:padding-bottom="0in" fo:border="0.5pt solid #666666"/>
    </style:style>
    <style:style style:name="Table2" style:family="table">
      <style:table-properties style:width="6.6882in" fo:margin-left="-0.0785in" fo:margin-top="0in" fo:margin-bottom="0in" table:align="left" style:writing-mode="lr-tb"/>
    </style:style>
    <style:style style:name="Table2.A" style:family="table-column">
      <style:table-column-properties style:column-width="1.8708in"/>
    </style:style>
    <style:style style:name="Table2.B" style:family="table-column">
      <style:table-column-properties style:column-width="4.816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2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2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2.B3" style:family="table-cell">
      <style:table-cell-properties fo:padding-left="0.0785in" fo:padding-right="0.075in" fo:padding-top="0in" fo:padding-bottom="0in" fo:border="0.5pt solid #666666"/>
    </style:style>
    <style:style style:name="Table3" style:family="table">
      <style:table-properties style:width="6.6882in" fo:margin-left="-0.0785in" fo:margin-top="0in" fo:margin-bottom="0in" table:align="left" style:writing-mode="lr-tb"/>
    </style:style>
    <style:style style:name="Table3.A" style:family="table-column">
      <style:table-column-properties style:column-width="1.8708in"/>
    </style:style>
    <style:style style:name="Table3.B" style:family="table-column">
      <style:table-column-properties style:column-width="4.81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3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3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3.B3" style:family="table-cell">
      <style:table-cell-properties fo:padding-left="0.0785in" fo:padding-right="0.075in" fo:padding-top="0in" fo:padding-bottom="0in" fo:border="0.5pt solid #666666"/>
    </style:style>
    <style:style style:name="Table4" style:family="table">
      <style:table-properties style:width="6.6882in" fo:margin-left="-0.0785in" fo:margin-top="0in" fo:margin-bottom="0in" table:align="left" style:writing-mode="lr-tb"/>
    </style:style>
    <style:style style:name="Table4.A" style:family="table-column">
      <style:table-column-properties style:column-width="1.8708in"/>
    </style:style>
    <style:style style:name="Table4.B" style:family="table-column">
      <style:table-column-properties style:column-width="4.816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4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4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4.3" style:family="table-row">
      <style:table-row-properties style:min-row-height="0.2347in" fo:keep-together="auto"/>
    </style:style>
    <style:style style:name="Table4.B3" style:family="table-cell">
      <style:table-cell-properties fo:padding-left="0.0785in" fo:padding-right="0.075in" fo:padding-top="0in" fo:padding-bottom="0in" fo:border="0.5pt solid #666666"/>
    </style:style>
    <style:style style:name="Table5" style:family="table">
      <style:table-properties style:width="6.6882in" fo:margin-left="-0.0785in" fo:margin-top="0in" fo:margin-bottom="0in" table:align="left" style:writing-mode="lr-tb"/>
    </style:style>
    <style:style style:name="Table5.A" style:family="table-column">
      <style:table-column-properties style:column-width="1.8708in"/>
    </style:style>
    <style:style style:name="Table5.B" style:family="table-column">
      <style:table-column-properties style:column-width="4.816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5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5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666666"/>
    </style:style>
    <style:style style:name="Table6" style:family="table">
      <style:table-properties style:width="6.6882in" fo:margin-left="-0.0785in" fo:margin-top="0in" fo:margin-bottom="0in" table:align="left" style:writing-mode="lr-tb"/>
    </style:style>
    <style:style style:name="Table6.A" style:family="table-column">
      <style:table-column-properties style:column-width="1.8708in"/>
    </style:style>
    <style:style style:name="Table6.B" style:family="table-column">
      <style:table-column-properties style:column-width="4.816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666666">
        <style:background-image/>
      </style:table-cell-properties>
    </style:style>
    <style:style style:name="Table6.B1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6.B2" style:family="table-cell">
      <style:table-cell-properties fo:background-color="#cccccc" fo:padding-left="0.0785in" fo:padding-right="0.075in" fo:padding-top="0in" fo:padding-bottom="0in" fo:border="0.5pt solid #666666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666666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" fo:font-size="12pt" officeooo:paragraph-rsid="001ca3f9" style:font-size-asian="12pt" style:font-name-complex="Times New Roman2" style:font-size-complex="12pt"/>
    </style:style>
    <style:style style:name="P3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officeooo:rsid="001a81f1" officeooo:paragraph-rsid="001ca3f9" style:font-size-asian="12pt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officeooo:rsid="001b5d6a" officeooo:paragraph-rsid="001ca3f9" style:font-size-asian="12pt" style:font-size-complex="12pt"/>
    </style:style>
    <style:style style:name="P6" style:family="paragraph" style:parent-style-name="Standard">
      <style:text-properties style:font-name="Times New Roman" fo:font-size="12pt" style:text-underline-style="solid" style:text-underline-width="auto" style:text-underline-color="font-color" officeooo:paragraph-rsid="001ca3f9" style:font-size-asian="12pt" style:font-size-complex="12pt"/>
    </style:style>
    <style:style style:name="P7" style:family="paragraph" style:parent-style-name="Standard">
      <style:text-properties officeooo:paragraph-rsid="001ca3f9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fo:font-weight="bold" officeooo:paragraph-rsid="001ca3f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tyle="italic" officeooo:paragraph-rsid="001ca3f9" style:font-style-asian="italic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paragraph-rsid="001ca3f9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2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8327" officeooo:paragraph-rsid="00178327" style:font-size-asian="12pt" style:font-name-complex="Times New Roman2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8327" officeooo:paragraph-rsid="001ca3f9" style:font-size-asian="12pt" style:font-name-complex="Times New Roman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97862" officeooo:paragraph-rsid="00197862" style:font-size-asian="12pt" style:font-name-complex="Times New Roman2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97862" officeooo:paragraph-rsid="001ca3f9" style:font-size-asian="12pt" style:font-name-complex="Times New Roman2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925d6" officeooo:paragraph-rsid="001925d6" style:font-size-asian="12pt" style:font-name-complex="Times New Roman2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925d6" officeooo:paragraph-rsid="001ca3f9" style:font-size-asian="12pt" style:font-name-complex="Times New Roman2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a81f1" officeooo:paragraph-rsid="001a81f1" style:font-size-asian="12pt" style:font-name-complex="Times New Roman2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a81f1" officeooo:paragraph-rsid="001ca3f9" style:font-size-asian="12pt" style:font-name-complex="Times New Roman2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b5d6a" officeooo:paragraph-rsid="001ca3f9" style:font-size-asian="12pt" style:font-name-complex="Times New Roman2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b5d6a" officeooo:paragraph-rsid="001ca3f9" style:font-size-asian="12pt" style:font-name-complex="Times New Roman2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bf33e" officeooo:paragraph-rsid="001ca3f9" style:font-size-asian="12pt" style:font-name-complex="Times New Roman2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bf33e" officeooo:paragraph-rsid="001ca3f9" style:font-size-asian="12pt" style:font-name-complex="Times New Roman2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daff" officeooo:paragraph-rsid="001ca3f9" style:font-size-asian="12pt" style:font-name-complex="Times New Roman2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daff" officeooo:paragraph-rsid="001ca3f9" style:font-size-asian="12pt" style:font-name-complex="Times New Roman2" style:font-size-complex="12pt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Heading_20_1">
      <style:paragraph-properties fo:margin-left="0in" fo:margin-right="0in" fo:text-indent="0in" style:auto-text-indent="false"/>
      <style:text-properties officeooo:paragraph-rsid="001ca3f9"/>
    </style:style>
    <style:style style:name="P32" style:family="paragraph" style:parent-style-name="List_20_Paragraph" style:list-style-name="WWNum2">
      <style:paragraph-properties fo:text-align="justify" style:justify-single-word="false"/>
    </style:style>
    <style:style style:name="P33" style:family="paragraph" style:parent-style-name="List_20_Paragraph" style:list-style-name="WWNum15">
      <style:paragraph-properties fo:text-align="justify" style:justify-single-word="false"/>
      <style:text-properties officeooo:paragraph-rsid="001ca3f9"/>
    </style:style>
    <style:style style:name="P34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35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36" style:family="paragraph" style:parent-style-name="List_20_Paragraph" style:list-style-name="WWNum17">
      <style:paragraph-properties fo:margin-top="0in" fo:margin-bottom="0in" loext:contextual-spacing="true" fo:line-height="100%"/>
      <style:text-properties officeooo:paragraph-rsid="001ca3f9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officeooo:rsid="001a81f1"/>
    </style:style>
    <style:style style:name="T6" style:family="text">
      <style:text-properties officeooo:rsid="001b4d1a"/>
    </style:style>
    <style:style style:name="T7" style:family="text">
      <style:text-properties fo:color="#00000a" style:font-name="Times New Roman" fo:font-size="12pt" fo:language="en" fo:country="US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-start text:name="_Toc455070454"/>Managing Existing Website<text:bookmark-end text:name="_Toc455070454"/></text:h>
      <text:h text:style-name="P31" text:outline-level="1" text:is-list-header="true"/>
      <text:p text:style-name="P7"><text:span text:style-name="T1">Web Solution project for A2A company require their existing websites to be managed.</text:span></text:p>
      <text:p text:style-name="P2"/>
      <text:p text:style-name="P7"><text:span text:style-name="T1">There are 6 existing websites, that A2A company currently have:</text:span></text:p>
      <text:list xml:id="list5822100877159412706" text:style-name="WWNum15">
        <text:list-item>
          <text:p text:style-name="P33"><text:span text:style-name="T3">www.asiato.asia</text:span></text:p>
        </text:list-item>
        <text:list-item>
          <text:p text:style-name="P33"><text:span text:style-name="T3">kit.vkirirom.com</text:span></text:p>
        </text:list-item>
        <text:list-item>
          <text:p text:style-name="P33"><text:span text:style-name="T3">property.vkirirom.com</text:span></text:p>
        </text:list-item>
        <text:list-item>
          <text:p text:style-name="P33"><text:a xlink:type="simple" xlink:href="http://www.vkirirom.com" text:style-name="Internet_20_link" text:visited-style-name="Visited_20_Internet_20_Link"><text:span text:style-name="T7">www.vkirirom.com</text:span></text:a></text:p>
        </text:list-item>
        <text:list-item>
          <text:p text:style-name="P33"><text:span text:style-name="T3">vkirirom.live</text:span></text:p>
        </text:list-item>
        <text:list-item>
          <text:p text:style-name="P33"><text:span text:style-name="T3">www.kirirom.info</text:span></text:p>
        </text:list-item>
      </text:list>
      <text:p text:style-name="P2"/>
      <text:p text:style-name="P7"><text:span text:style-name="T4">Asiato.asia website (www.asiato.asia)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">Subject</text:span></text:p>
          </table:table-cell>
          <table:table-cell table:style-name="Table1.B1" office:value-type="string">
            <text:p text:style-name="P13"><text:span text:style-name="T1">Description</text:span></text:p>
          </table:table-cell>
        </table:table-row>
        <table:table-row table:style-name="Table1.1">
          <table:table-cell table:style-name="Table1.B1" office:value-type="string">
            <text:p text:style-name="P11"><text:span text:style-name="T1">Type of website</text:span></text:p>
          </table:table-cell>
          <table:table-cell table:style-name="Table1.B2" office:value-type="string">
            <text:p text:style-name="P17">business</text:p>
          </table:table-cell>
        </table:table-row>
        <table:table-row table:style-name="Table1.1">
          <table:table-cell table:style-name="Table1.B1" office:value-type="string">
            <text:p text:style-name="P11"><text:span text:style-name="T1">Basic Description</text:span></text:p>
          </table:table-cell>
          <table:table-cell table:style-name="Table1.B3" office:value-type="string">
            <text:p text:style-name="P19">This website can tell the <text:s/>visitors to know about A2A company as well as <text:span text:style-name="T5">Vkirirom Pine Resort , the concept of A2A town , and also the information of career in A2A town company.</text:span></text:p>
          </table:table-cell>
        </table:table-row>
        <table:table-row table:style-name="Table1.1">
          <table:table-cell table:style-name="Table1.B1" office:value-type="string">
            <text:p text:style-name="P11"><text:span text:style-name="T1">Basic requirement</text:span></text:p>
          </table:table-cell>
          <table:table-cell table:style-name="Table1.B2" office:value-type="string">
            <text:list xml:id="list46509668798259822" text:style-name="WWNum17">
              <text:list-item>
                <text:p text:style-name="P36"><text:span text:style-name="T2">Managing the website</text:span></text:p>
              </text:list-item>
              <text:list-item>
                <text:p text:style-name="P36"><text:span text:style-name="T2">Updating any new requirement from client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2"/>
      <text:p text:style-name="P7"><text:span text:style-name="T4">Kit.vkirirom website (www.kit.vkirirom.com)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">Subject</text:span></text:p>
          </table:table-cell>
          <table:table-cell table:style-name="Table2.B1" office:value-type="string">
            <text:p text:style-name="P13"><text:span text:style-name="T1">Description</text:span></text:p>
          </table:table-cell>
        </table:table-row>
        <table:table-row table:style-name="Table2.1">
          <table:table-cell table:style-name="Table2.B1" office:value-type="string">
            <text:p text:style-name="P11"><text:span text:style-name="T1">Type of website</text:span></text:p>
          </table:table-cell>
          <table:table-cell table:style-name="Table2.B2" office:value-type="string">
            <text:p text:style-name="P21">education</text:p>
          </table:table-cell>
        </table:table-row>
        <table:table-row table:style-name="Table2.1">
          <table:table-cell table:style-name="Table2.B1" office:value-type="string">
            <text:p text:style-name="P11"><text:span text:style-name="T1">Basic Description</text:span></text:p>
          </table:table-cell>
          <table:table-cell table:style-name="Table2.B3" office:value-type="string">
            <text:p text:style-name="P23">This website <text:span text:style-name="T6">allows visitors to know about the information of Kirirom Institute of Technology like Scholarship information.</text:span></text:p>
          </table:table-cell>
        </table:table-row>
        <table:table-row table:style-name="Table2.1">
          <table:table-cell table:style-name="Table2.B1" office:value-type="string">
            <text:p text:style-name="P11"><text:span text:style-name="T1">Basic requirement</text:span></text:p>
          </table:table-cell>
          <table:table-cell table:style-name="Table2.B2" office:value-type="string">
            <text:list xml:id="list200952050833454" text:continue-numbering="true" text:style-name="WWNum17">
              <text:list-item>
                <text:p text:style-name="P36"><text:span text:style-name="T2">Managing the website</text:span></text:p>
              </text:list-item>
              <text:list-item>
                <text:p text:style-name="P36"><text:span text:style-name="T2">Updating any new requirement from client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6"/>
      <text:p text:style-name="P7"><text:span text:style-name="T4">Property.vkirirom website (www.property.vkirirom.com)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1">Subject</text:span></text:p>
          </table:table-cell>
          <table:table-cell table:style-name="Table3.B1" office:value-type="string">
            <text:p text:style-name="P13"><text:span text:style-name="T1">Description</text:span></text:p>
          </table:table-cell>
        </table:table-row>
        <table:table-row table:style-name="Table3.1">
          <table:table-cell table:style-name="Table3.B1" office:value-type="string">
            <text:p text:style-name="P11"><text:span text:style-name="T1">Type of website</text:span></text:p>
          </table:table-cell>
          <table:table-cell table:style-name="Table3.B2" office:value-type="string">
            <text:p text:style-name="P24">business</text:p>
          </table:table-cell>
        </table:table-row>
        <table:table-row table:style-name="Table3.1">
          <table:table-cell table:style-name="Table3.B1" office:value-type="string">
            <text:p text:style-name="P11"><text:span text:style-name="T1">Basic Description</text:span></text:p>
          </table:table-cell>
          <table:table-cell table:style-name="Table3.B3" office:value-type="string">
            <text:p text:style-name="P24">This website allows visitors to know about the properties inside Vkirirom and the development concept also the plan in the future of Vkirirom Pine Resort.</text:p>
          </table:table-cell>
        </table:table-row>
        <table:table-row table:style-name="Table3.1">
          <table:table-cell table:style-name="Table3.B1" office:value-type="string">
            <text:p text:style-name="P11"><text:span text:style-name="T1">Basic requirement</text:span></text:p>
          </table:table-cell>
          <table:table-cell table:style-name="Table3.B2" office:value-type="string">
            <text:list xml:id="list200952302223060" text:continue-numbering="true" text:style-name="WWNum17">
              <text:list-item>
                <text:p text:style-name="P36"><text:span text:style-name="T2">Managing the website</text:span></text:p>
              </text:list-item>
              <text:list-item>
                <text:p text:style-name="P36"><text:soft-page-break/><text:span text:style-name="T2">Updating any new requirement from client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7"><text:span text:style-name="T4">vkirirom website (www.vkirirom.com)</text:span></text:p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1">Subject</text:span></text:p>
          </table:table-cell>
          <table:table-cell table:style-name="Table4.B1" office:value-type="string">
            <text:p text:style-name="P13"><text:span text:style-name="T1">Description</text:span></text:p>
          </table:table-cell>
        </table:table-row>
        <table:table-row table:style-name="Table4.1">
          <table:table-cell table:style-name="Table4.B1" office:value-type="string">
            <text:p text:style-name="P11"><text:span text:style-name="T1">Type of website</text:span></text:p>
          </table:table-cell>
          <table:table-cell table:style-name="Table4.B2" office:value-type="string">
            <text:p text:style-name="P26">business</text:p>
          </table:table-cell>
        </table:table-row>
        <table:table-row table:style-name="Table4.3">
          <table:table-cell table:style-name="Table4.B1" office:value-type="string">
            <text:p text:style-name="P11"><text:span text:style-name="T1">Basic Description</text:span></text:p>
          </table:table-cell>
          <table:table-cell table:style-name="Table4.B3" office:value-type="string">
            <text:p text:style-name="P26">This website allows visitors to know about the Vkirirom Pine Resort. It tells about the services, vkirirom restaurant and also advertising modern borey</text:p>
          </table:table-cell>
        </table:table-row>
        <table:table-row table:style-name="Table4.1">
          <table:table-cell table:style-name="Table4.B1" office:value-type="string">
            <text:p text:style-name="P11"><text:span text:style-name="T1">Basic requirement</text:span></text:p>
          </table:table-cell>
          <table:table-cell table:style-name="Table4.B2" office:value-type="string">
            <text:list xml:id="list200951895412742" text:continue-numbering="true" text:style-name="WWNum17">
              <text:list-item>
                <text:p text:style-name="P36"><text:span text:style-name="T2">Managing the website </text:span></text:p>
              </text:list-item>
              <text:list-item>
                <text:p text:style-name="P36"><text:span text:style-name="T2">Updating any new requirement from client</text:span></text:p>
              </text:list-item>
              <text:list-item>
                <text:p text:style-name="P36"><text:span text:style-name="T2">Replacing the website inside the domain</text:span></text:p>
              </text:list-item>
              <text:list-item>
                <text:p text:style-name="P36"><text:span text:style-name="T2">Switching to another hosting service. Eg. Godaddy…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7"><text:span text:style-name="T4">Vkirirom.live website (www.vkirirom.live)</text:span>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1">Subject</text:span></text:p>
          </table:table-cell>
          <table:table-cell table:style-name="Table5.B1" office:value-type="string">
            <text:p text:style-name="P13"><text:span text:style-name="T1">Description</text:span></text:p>
          </table:table-cell>
        </table:table-row>
        <table:table-row table:style-name="Table5.1">
          <table:table-cell table:style-name="Table5.B1" office:value-type="string">
            <text:p text:style-name="P11"><text:span text:style-name="T1">Type of website</text:span></text:p>
          </table:table-cell>
          <table:table-cell table:style-name="Table5.B2" office:value-type="string">
            <text:p text:style-name="P28">blogger</text:p>
          </table:table-cell>
        </table:table-row>
        <table:table-row table:style-name="Table5.1">
          <table:table-cell table:style-name="Table5.B1" office:value-type="string">
            <text:p text:style-name="P11"><text:span text:style-name="T1">Basic Description</text:span></text:p>
          </table:table-cell>
          <table:table-cell table:style-name="Table5.B3" office:value-type="string">
            <text:p text:style-name="P28">Blog about Vkirirom</text:p>
          </table:table-cell>
        </table:table-row>
        <table:table-row table:style-name="Table5.1">
          <table:table-cell table:style-name="Table5.B1" office:value-type="string">
            <text:p text:style-name="P11"><text:span text:style-name="T1">Basic requirement</text:span></text:p>
          </table:table-cell>
          <table:table-cell table:style-name="Table5.B2" office:value-type="string">
            <text:list xml:id="list200951343843776" text:continue-numbering="true" text:style-name="WWNum17">
              <text:list-item>
                <text:p text:style-name="P36"><text:span text:style-name="T2">Managing the website</text:span></text:p>
              </text:list-item>
              <text:list-item>
                <text:p text:style-name="P36"><text:span text:style-name="T2">Updating any new requirement from client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7"><text:span text:style-name="T4">Vkirirom.info website (www.vkirirom.info)</text:span>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">Subject</text:span></text:p>
          </table:table-cell>
          <table:table-cell table:style-name="Table6.B1" office:value-type="string">
            <text:p text:style-name="P13"><text:span text:style-name="T1">Description</text:span></text:p>
          </table:table-cell>
        </table:table-row>
        <table:table-row table:style-name="Table6.1">
          <table:table-cell table:style-name="Table6.B1" office:value-type="string">
            <text:p text:style-name="P11"><text:span text:style-name="T1">Type of website</text:span></text:p>
          </table:table-cell>
          <table:table-cell table:style-name="Table6.B2" office:value-type="string">
            <text:p text:style-name="P28">business</text:p>
          </table:table-cell>
        </table:table-row>
        <table:table-row table:style-name="Table6.1">
          <table:table-cell table:style-name="Table6.B1" office:value-type="string">
            <text:p text:style-name="P11"><text:span text:style-name="T1">Basic Description</text:span></text:p>
          </table:table-cell>
          <table:table-cell table:style-name="Table6.B3" office:value-type="string">
            <text:p text:style-name="P28">Japanese website for investor</text:p>
          </table:table-cell>
        </table:table-row>
        <table:table-row table:style-name="Table6.1">
          <table:table-cell table:style-name="Table6.B1" office:value-type="string">
            <text:p text:style-name="P11"><text:span text:style-name="T1">Basic requirement</text:span></text:p>
          </table:table-cell>
          <table:table-cell table:style-name="Table6.B2" office:value-type="string">
            <text:list xml:id="list200952847739052" text:continue-numbering="true" text:style-name="WWNum17">
              <text:list-item>
                <text:p text:style-name="P36"><text:span text:style-name="T2">Managing the website</text:span></text:p>
              </text:list-item>
              <text:list-item>
                <text:p text:style-name="P36"><text:span text:style-name="T2">Updating any new requirement from client</text:span></text:p>
              </text:list-item>
              <text:list-item>
                <text:p text:style-name="P36"><text:span text:style-name="T2">Upgrading new feature or design if necessary</text:span></text:p>
              </text:list-item>
            </text:list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unPenh" svg:font-family="DaunPenh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游明朝" style:font-size-asian="11pt" style:language-asian="ja" style:country-asian="JP" style:font-name-complex="DaunPenh" style:font-size-complex="18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游明朝" style:font-size-asian="11pt" style:language-asian="ja" style:country-asian="JP" style:font-name-complex="DaunPenh" style:font-size-complex="18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language="en" fo:country="GB" style:font-name-asian="Times New Roman2" style:font-family-asian="'Times New Roman'" style:font-family-generic-asian="system" style:font-pitch-asian="variable" style:language-asian="en" style:country-asian="GB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in" fo:margin-right="0in" fo:margin-top="0.1665in" fo:margin-bottom="0.0835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fo:font-weight="bold" style:font-name-asian="Times New Roman2" style:font-family-asian="'Times New Roman'" style:font-family-generic-asian="system" style:font-pitch-asian="variable" style:font-size-asian="12pt" style:language-asian="en" style:country-asian="GB" style:font-weight-asian="bold" style:font-name-complex="Arial1" style:font-family-complex="Arial" style:font-family-generic-complex="system" style:font-pitch-complex="variable" style:font-size-complex="16pt" style:language-complex="ar" style:country-complex="SA"/>
    </style:style>
    <style:style style:name="Internet_20_link" style:display-name="Internet link" style:family="text" style:parent-style-name="Default_20_Paragraph_20_Font">
      <style:text-properties fo:color="#e7e6e6" style:font-name="Arial" fo:font-family="Arial" style:font-family-generic="roman" style:font-pitch="variable" fo:font-size="11pt" style:text-underline-style="solid" style:text-underline-width="auto" style:text-underline-color="#cc0000" style:font-size-asian="11pt"/>
    </style:style>
    <style:style style:name="ListLabel_20_1" style:display-name="ListLabel 1" style:family="text">
      <style:text-properties fo:color="#00000a" fo:font-style="normal" style:font-style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Character_20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ka.app168</meta:initial-creator>
    <meta:editing-cycles>2</meta:editing-cycles>
    <meta:creation-date>2016-06-30T12:40:00</meta:creation-date>
    <dc:date>2016-06-30T20:09:50.956310231</dc:date>
    <meta:editing-duration>PT4M18S</meta:editing-duration>
    <meta:generator>LibreOffice/5.1.3.2$Linux_X86_64 LibreOffice_project/10m0$Build-2</meta:generator>
    <meta:document-statistic meta:table-count="6" meta:image-count="0" meta:object-count="0" meta:page-count="2" meta:paragraph-count="77" meta:word-count="352" meta:character-count="2363" meta:non-whitespace-character-count="21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